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style:style>
    <style:style style:name="T2" style:parent-style-name="CodeHTML" style:family="text">
      <style:text-properties style:font-name-asian="Times New Roman"/>
    </style:style>
    <style:style style:name="T3" style:parent-style-name="CodeHTML" style:family="text">
      <style:text-properties style:font-name-asian="Times New Roman"/>
    </style:style>
    <style:style style:name="P4" style:parent-style-name="Normal" style:family="paragraph">
      <style:text-properties fo:font-size="14pt" style:font-size-asian="14pt" style:font-size-complex="14pt" fo:background-color="#FFFF00"/>
    </style:style>
    <style:style style:name="P5" style:parent-style-name="Normal" style:family="paragraph">
      <style:text-properties fo:font-size="14pt" style:font-size-asian="14pt" style:font-size-complex="14pt" fo:background-color="#FFFF00"/>
    </style:style>
    <style:style style:name="T6" style:parent-style-name="Policepardéfaut" style:family="text">
      <style:text-properties fo:font-size="14pt" style:font-size-asian="14pt" style:font-size-complex="14pt" fo:background-color="#FFFF00"/>
    </style:style>
    <style:style style:name="T7" style:parent-style-name="Policepardéfaut" style:family="text">
      <style:text-properties fo:font-weight="bold" style:font-weight-asian="bold" style:font-weight-complex="bold"/>
    </style:style>
    <style:style style:name="T8" style:parent-style-name="CodeHTML" style:family="text">
      <style:text-properties style:font-name-asian="Times New Roman" fo:font-weight="bold" style:font-weight-asian="bold" style:font-weight-complex="bold"/>
    </style:style>
    <style:style style:name="T9" style:parent-style-name="Policepardéfaut" style:family="text">
      <style:text-properties fo:font-weight="bold" style:font-weight-asian="bold" style:font-weight-complex="bold"/>
    </style:style>
    <style:style style:name="T10" style:parent-style-name="CodeHTML" style:family="text">
      <style:text-properties style:font-name-asian="Times New Roman" fo:font-weight="bold" style:font-weight-asian="bold" style:font-weight-complex="bold"/>
    </style:style>
    <style:style style:name="T11" style:parent-style-name="Policepardéfaut" style:family="text">
      <style:text-properties fo:font-weight="bold" style:font-weight-asian="bold" style:font-weight-complex="bold"/>
    </style:style>
    <style:style style:name="T12" style:parent-style-name="CodeHTML" style:family="text">
      <style:text-properties style:font-name-asian="Times New Roman" fo:font-weight="bold" style:font-weight-asian="bold" style:font-weight-complex="bold"/>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T15" style:parent-style-name="CodeHTML" style:family="text">
      <style:text-properties style:font-name-asian="Times New Roman" fo:font-weight="bold" style:font-weight-asian="bold" style:font-weight-complex="bold"/>
    </style:style>
    <style:style style:name="T16" style:parent-style-name="Policepardéfaut" style:family="text">
      <style:text-properties fo:font-weight="bold" style:font-weight-asian="bold" style:font-weight-complex="bold"/>
    </style:style>
    <style:style style:name="P17" style:parent-style-name="PréformatéHTML" style:family="paragraph">
      <style:text-properties fo:font-size="12pt" style:font-size-asian="12pt" style:font-size-complex="12pt"/>
    </style:style>
    <style:style style:name="P18" style:parent-style-name="PréformatéHTML" style:family="paragraph">
      <style:text-properties fo:font-size="12pt" style:font-size-asian="12pt" style:font-size-complex="12pt"/>
    </style:style>
    <style:style style:name="P19" style:parent-style-name="PréformatéHTML" style:family="paragraph">
      <style:text-properties fo:font-weight="bold" style:font-weight-asian="bold" style:font-weight-complex="bold" fo:background-color="#FFFF00"/>
    </style:style>
    <style:style style:name="P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font-size="10pt" style:font-size-asian="10pt" style:font-size-complex="10pt" fo:background-color="#FFFF00" style:language-asian="fr" style:country-asian="FR"/>
    </style:style>
    <style:style style:name="P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font-size="10pt" style:font-size-asian="10pt" style:font-size-complex="10pt" fo:background-color="#FFFF00" style:language-asian="fr" style:country-asian="FR"/>
    </style:style>
    <style:style style:name="P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font-size="10pt" style:font-size-asian="10pt" style:font-size-complex="10pt" fo:background-color="#FFFF00" style:language-asian="fr" style:country-asian="FR"/>
    </style:style>
    <style:style style:name="P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font-size="10pt" style:font-size-asian="10pt" style:font-size-complex="10pt" fo:background-color="#FFFF00" style:language-asian="fr" style:country-asian="FR"/>
    </style:style>
    <style:style style:name="P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font-size="10pt" style:font-size-asian="10pt" style:font-size-complex="10pt" fo:background-color="#FFFF00" style:language-asian="fr" style:country-asian="FR"/>
    </style:style>
    <style:style style:name="P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font-size="10pt" style:font-size-asian="10pt" style:font-size-complex="10pt" fo:background-color="#FFFF00" style:language-asian="fr" style:country-asian="FR"/>
    </style:style>
    <style:style style:name="P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font-size="10pt" style:font-size-asian="10pt" style:font-size-complex="10pt" fo:background-color="#FFFF00" style:language-asian="fr" style:country-asian="FR"/>
    </style:style>
    <style:style style:name="P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font-size="10pt" style:font-size-asian="10pt" style:font-size-complex="10pt" fo:background-color="#FFFF00" style:language-asian="fr" style:country-asian="FR"/>
    </style:style>
    <style:style style:name="P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font-size="10pt" style:font-size-asian="10pt" style:font-size-complex="10pt" fo:background-color="#FFFF00" style:language-asian="fr" style:country-asian="FR"/>
    </style:style>
    <style:style style:name="P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fo:background-color="#FFFF00" style:language-asian="fr" style:country-asian="FR"/>
    </style:style>
    <style:style style:name="T31" style:parent-style-name="CodeHTML" style:family="text">
      <style:text-properties style:font-name-asian="Times New Roman"/>
    </style:style>
  </office:automatic-styles>
  <office:body>
    <office:text text:use-soft-page-breaks="true">
      <text:p text:style-name="P1">Compenent Slider :<text:s/></text:p>
      <text:p text:style-name="Normal">Le problème que vous décrivez pourrait être lié à la manière dont vous gérez l'index des images dans le carrousel (<text:span text:style-name="T2">Slider</text:span>). Lorsque vous atteignez le dernier élément du tableau trié (<text:span text:style-name="T3">byDateDesc</text:span>), vous remettez l'index à zéro, ce qui est probablement la source du problème. :<text:s/></text:p>
      <text:p text:style-name="P4">const nextCard = () =&gt; {</text:p>
      <text:p text:style-name="P5"><text:s text:c="2"/>setTimeout(() =&gt; setIndex(index &lt; byDateDesc.length ? index + 1 : 0), 5000);</text:p>
      <text:p text:style-name="Normal"><text:span text:style-name="T6">};</text:span></text:p>
      <text:p text:style-name="NormalWeb"><text:span text:style-name="T7">Dans cette fonction<text:s/></text:span><text:span text:style-name="T8">nextCard</text:span><text:span text:style-name="T9">, vous utilisez<text:s/></text:span><text:span text:style-name="T10">setIndex</text:span><text:span text:style-name="T11"><text:s/>pour mettre à jour l'index du carrousel. Si l'index atteint la longueur du tableau trié, vous le remettez à zéro. Cependant, cela peut entraîner un problème si le délai du<text:s/></text:span><text:span text:style-name="T12">setTimeout</text:span><text:span text:style-name="T13"><text:s/>n'est pas suffisamment long par rapport au temps nécessaire pour charger les images. En d'autres termes, si le changement d'image se produit avant que l'image précédente ait eu le temps de charger, cela pourrait conduire à un affichage blanc.</text:span></text:p>
      <text:p text:style-name="NormalWeb"><text:span text:style-name="T14">Pour résoudre ce problème, vous pourriez envisager d'ajuster la logique de changement d'index pour vous assurer que le changement d'image ne se produit qu'après que l'image précédente ait eu le temps de charger. Une approche possible serait d'utiliser le hook<text:s/></text:span><text:span text:style-name="T15">useEffect</text:span><text:span text:style-name="T16"><text:s/>pour déclencher le changement d'index après que le rendu ait eu lieu.</text:span></text:p>
      <text:p text:style-name="P17">LES MODIFS/<text:s/></text:p>
      <text:p text:style-name="P18"/>
      <text:p text:style-name="P19">const nextCard = () =&gt; {</text:p>
      <text:p text:style-name="P20"><text:s text:c="4"/>setIndex((prevIndex) =&gt; (prevIndex &lt; byDateDesc.length - 1 ? prevIndex + 1 : 0));</text:p>
      <text:p text:style-name="P21"><text:s text:c="2"/>};</text:p>
      <text:p text:style-name="P22"/>
      <text:p text:style-name="P23"><text:s text:c="2"/>useEffect(() =&gt; {</text:p>
      <text:p text:style-name="P24"><text:s text:c="4"/>const timer = setTimeout(() =&gt; {</text:p>
      <text:p text:style-name="P25"><text:s text:c="6"/>nextCard();</text:p>
      <text:p text:style-name="P26"><text:s text:c="4"/>}, 5000);</text:p>
      <text:p text:style-name="P27"/>
      <text:p text:style-name="P28"><text:s text:c="4"/>return () =&gt; clearTimeout(timer); // Nettoie le timer lorsque le composant est démonté ou lorsque nextCard est appelé à nouveau.</text:p>
      <text:p text:style-name="P29"><text:span text:style-name="T30"><text:s text:c="2"/>}, [index]);</text:span></text:p>
      <text:p text:style-name="Normal">Cette modification utilise<text:s/><text:span text:style-name="T31">useEffect</text:span><text:s/>pour déclencher le changement d'index après que le rendu ait eu lieu, et elle nettoie également le timer si le composant est démonté avant que le délai ne soit atteint. Cela pourrait aider à résoudre le problème d'affichage blanc que vous rencontrez.<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color="#365F91" fo:font-size="20pt" style:font-size-asian="20pt" style:font-size-complex="20pt"/>
    </style:style>
    <style:style style:name="Titre2Car" style:display-name="Titre 2 Car" style:family="text" style:parent-style-name="Policepardéfaut">
      <style:text-properties style:font-name="Cambria" style:font-name-asian="Times New Roman" style:font-name-complex="Times New Roman" fo:color="#365F9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365F9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asian="Times New Roman" style:font-name-complex="Times New Roman" fo:color="#365F9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paragraph-properties fo:margin-bottom="0.1111in"/>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365F91"/>
    </style:style>
    <style:style style:name="Citationintense" style:display-name="Citation intens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CitationintenseCar" style:display-name="Citation intense Car" style:family="text" style:parent-style-name="Policepardéfaut">
      <style:text-properties fo:font-style="italic" style:font-style-asian="italic" style:font-style-complex="italic" fo:color="#365F91"/>
    </style:style>
    <style:style style:name="Référenceintense" style:display-name="Référence intense" style:family="text" style:parent-style-name="Policepardéfaut">
      <style:text-properties fo:font-weight="bold" style:font-weight-asian="bold" style:font-weight-complex="bold" fo:font-variant="small-caps" fo:color="#365F91" fo:letter-spacing="0.0034in"/>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hljs-keyword" style:display-name="hljs-keyword" style:family="text" style:parent-style-name="Policepardéfaut"/>
    <style:style style:name="hljs-title" style:display-name="hljs-title" style:family="text" style:parent-style-name="Policepardéfaut"/>
    <style:style style:name="hljs-params" style:display-name="hljs-params" style:family="text" style:parent-style-name="Policepardéfaut"/>
    <style:style style:name="hljs-function" style:display-name="hljs-function" style:family="text" style:parent-style-name="Policepardéfaut"/>
    <style:style style:name="hljs-property" style:display-name="hljs-property" style:family="text" style:parent-style-name="Policepardéfaut"/>
    <style:style style:name="hljs-number" style:display-name="hljs-number" style:family="text" style:parent-style-name="Policepardéfaut"/>
    <style:style style:name="hljs-built_in" style:display-name="hljs-built_in" style:family="text" style:parent-style-name="Policepardéfaut"/>
    <style:style style:name="hljs-comment" style:display-name="hljs-comment"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hlal rouabah</meta:initial-creator>
    <dc:creator>lahlal rouabah</dc:creator>
    <meta:creation-date>2024-02-21T08:30:00Z</meta:creation-date>
    <dc:date>2024-02-21T08:36:00Z</dc:date>
    <meta:template xlink:href="Normal" xlink:type="simple"/>
    <meta:editing-cycles>2</meta:editing-cycles>
    <meta:editing-duration>PT360S</meta:editing-duration>
    <meta:document-statistic meta:page-count="1" meta:paragraph-count="3" meta:word-count="289" meta:character-count="1877" meta:row-count="13" meta:non-whitespace-character-count="1591"/>
  </office:meta>
</office:document-meta>
</file>